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ToHashMapMapper.RowToHashMapMapper( ResultSet resultSet , Class returnTypeClass , Calendar c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wToHashMapMapper.mapRowToRetur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